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Roboto Mono" svg:font-family="'Roboto Mono', Consolas, monaco, 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828fff" style:font-name="Roboto Mon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828fff" style:font-name="Roboto Mono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style:line-height-at-least="0.582cm" fo:text-indent="0cm" style:auto-text-indent="false"/>
      <style:text-properties fo:font-variant="normal" fo:text-transform="none" fo:color="#828fff" style:font-name="Roboto Mono" fo:font-size="10.5pt" fo:letter-spacing="normal" fo:font-style="normal" fo:font-weight="normal" officeooo:rsid="00028cee" officeooo:paragraph-rsid="00028cee"/>
    </style:style>
    <style:style style:name="P4" style:family="paragraph" style:parent-style-name="Text_20_body" style:list-style-name="L1">
      <style:paragraph-properties fo:margin-top="0cm" fo:margin-bottom="0cm" loext:contextual-spacing="false" fo:widows="1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252525" style:font-name="sans-serif" fo:font-size="10.5pt" fo:letter-spacing="normal" fo:font-style="normal" fo:font-weight="normal"/>
    </style:style>
    <style:style style:name="P6" style:family="paragraph" style:parent-style-name="Heading_20_2">
      <style:paragraph-properties fo:margin-left="0cm" fo:margin-right="0cm" style:line-height-at-least="0.582cm" fo:text-indent="0cm" style:auto-text-indent="false"/>
      <style:text-properties fo:font-variant="normal" fo:text-transform="none" fo:color="#000000" style:font-name="Linux Libertine" fo:font-size="10.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urning off Automatic URL Recognition - LibreOffice Help</text:p>
      <text:p text:style-name="P3">https://help.libreoffice.org/Common/Turning_off_Automatic_URL_Recognition</text:p>
      <text:p text:style-name="P1"/>
      <text:h text:style-name="P6" text:outline-level="2"><text:bookmark text:name="Turn_off_URL_Recognition"/>Turn off URL Recognition</text:h>
      <text:list xml:id="list2870194287468415287" text:style-name="L1">
        <text:list-item>
          <text:p text:style-name="P5">Load a document of the type for which you want to modify the URL recognition.<text:line-break/>If you want to modify the URL recognition for text documents, open a text document.</text:p>
        </text:list-item>
        <text:list-item>
          <text:p text:style-name="P4">Choose <text:span text:style-name="T1">Tools - AutoCorrect Options</text:span>.</text:p>
        </text:list-item>
        <text:list-item>
          <text:p text:style-name="P4">In the <text:span text:style-name="T1">AutoCorrect</text:span> dialog, select the <text:span text:style-name="T1">Options</text:span> tab.</text:p>
        </text:list-item>
        <text:list-item>
          <text:p text:style-name="P4">If you unmark <text:span text:style-name="T1">URL Recognition</text:span>, words will no longer be automatically replaced with hyperlinks.<text:line-break/>In LibreOffice Writer there are two check boxes in front of <text:span text:style-name="T1">URL Recognition</text:span>. The box in the first column is for later post-editing and the box in the second column is for AutoCorrect as you typ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Roboto Mono" svg:font-family="'Roboto Mono', Consolas, monaco, 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09:39:13.345378265</meta:creation-date>
    <meta:editing-duration>PT21S</meta:editing-duration>
    <meta:editing-cycles>3</meta:editing-cycles>
    <meta:generator>LibreOffice/5.0.2.2$Linux_x86 LibreOffice_project/00m0$Build-2</meta:generator>
    <meta:initial-creator>wachin-id </meta:initial-creator>
    <dc:date>2015-12-19T16:10:01.059412486</dc:date>
    <dc:creator>wachin </dc:creator>
    <meta:document-statistic meta:table-count="0" meta:image-count="0" meta:object-count="0" meta:page-count="1" meta:paragraph-count="7" meta:word-count="110" meta:character-count="697" meta:non-whitespace-character-count="598"/>
  </office:meta>
</office:document-meta>
</file>